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5.59pt"/>
    </style:style>
    <style:style style:name="co2" style:family="table-column">
      <style:table-column-properties fo:break-before="auto" style:column-width="108.99pt"/>
    </style:style>
    <style:style style:name="co3" style:family="table-column">
      <style:table-column-properties fo:break-before="auto" style:column-width="144.2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64.66pt"/>
    </style:style>
    <style:style style:name="co6" style:family="table-column">
      <style:table-column-properties fo:break-before="auto" style:column-width="97.91pt"/>
    </style:style>
    <style:style style:name="co7" style:family="table-column">
      <style:table-column-properties fo:break-before="auto" style:column-width="94.56pt"/>
    </style:style>
    <style:style style:name="co8" style:family="table-column">
      <style:table-column-properties fo:break-before="auto" style:column-width="93.6pt"/>
    </style:style>
    <style:style style:name="co9" style:family="table-column">
      <style:table-column-properties fo:break-before="auto" style:column-width="87.79pt"/>
    </style:style>
    <style:style style:name="co10" style:family="table-column">
      <style:table-column-properties fo:break-before="auto" style:column-width="79.09pt"/>
    </style:style>
    <style:style style:name="co11" style:family="table-column">
      <style:table-column-properties fo:break-before="auto" style:column-width="67.04pt"/>
    </style:style>
    <style:style style:name="co12" style:family="table-column">
      <style:table-column-properties fo:break-before="auto" style:column-width="80.05pt"/>
    </style:style>
    <style:style style:name="co13" style:family="table-column">
      <style:table-column-properties fo:break-before="auto" style:column-width="82.01pt"/>
    </style:style>
    <style:style style:name="co14" style:family="table-column">
      <style:table-column-properties fo:break-before="auto" style:column-width="72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fff2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XED N" table:style-name="ta1" table:print-ranges="'FIXED N'.A1:'FIXED N'.D51 'FIXED N'.A1:'FIXED N'.D5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nprocs</text:p>
          </table:table-cell>
          <table:table-cell table:style-name="ce1" office:value-type="string" calcext:value-type="string">
            <text:p>Time Original(s)</text:p>
          </table:table-cell>
          <table:table-cell table:style-name="ce1" office:value-type="string" calcext:value-type="string">
            <text:p>Time Modified(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.056570053101" calcext:value-type="float">
            <text:p>16.056570053101</text:p>
          </table:table-cell>
          <table:table-cell office:value-type="float" office:value="15.779712915421" calcext:value-type="float">
            <text:p>15.7797129154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873580932617" calcext:value-type="float">
            <text:p>15.873580932617</text:p>
          </table:table-cell>
          <table:table-cell office:value-type="float" office:value="15.597221851349" calcext:value-type="float">
            <text:p>15.5972218513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854604005814" calcext:value-type="float">
            <text:p>15.854604005814</text:p>
          </table:table-cell>
          <table:table-cell office:value-type="float" office:value="15.61110496521" calcext:value-type="float">
            <text:p>15.611104965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823721170425" calcext:value-type="float">
            <text:p>15.823721170425</text:p>
          </table:table-cell>
          <table:table-cell office:value-type="float" office:value="15.476547002792" calcext:value-type="float">
            <text:p>15.4765470027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.899166107178" calcext:value-type="float">
            <text:p>15.899166107178</text:p>
          </table:table-cell>
          <table:table-cell office:value-type="float" office:value="15.554542064667" calcext:value-type="float">
            <text:p>15.554542064667</text:p>
          </table:table-cell>
        </table:table-row>
        <table:table-row table:style-name="ro1">
          <table:table-cell/>
          <table:table-cell table:style-name="ce3" table:formula="of:=AVERAGE([.B2:.B6])" office:value-type="float" office:value="15.901528453827" calcext:value-type="float">
            <text:p>15.901528453827</text:p>
          </table:table-cell>
          <table:table-cell table:style-name="ce3" table:formula="of:=AVERAGE([.C2:.C6])" office:value-type="float" office:value="15.6038257598878" calcext:value-type="float">
            <text:p>15.6038257598878</text:p>
          </table:table-cell>
        </table:table-row>
        <table:table-row table:style-name="ro1">
          <table:table-cell/>
          <table:table-cell table:style-name="ce1" office:value-type="string" calcext:value-type="string">
            <text:p>AVG TIME ORG</text:p>
          </table:table-cell>
          <table:table-cell table:style-name="ce1" office:value-type="string" calcext:value-type="string">
            <text:p>AVG TIME MOD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 calcext:value-type="string">
            <text:p>nprocs</text:p>
          </table:table-cell>
          <table:table-cell table:style-name="ce1" office:value-type="string" calcext:value-type="string">
            <text:p>Time Original(s)</text:p>
          </table:table-cell>
          <table:table-cell table:style-name="ce1" office:value-type="string" calcext:value-type="string">
            <text:p>Time Modified(s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201547145844" calcext:value-type="float">
            <text:p>8.201547145844</text:p>
          </table:table-cell>
          <table:table-cell office:value-type="float" office:value="8.139535903931" calcext:value-type="float">
            <text:p>8.1395359039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985216856003" calcext:value-type="float">
            <text:p>7.985216856003</text:p>
          </table:table-cell>
          <table:table-cell office:value-type="float" office:value="8.199460983276" calcext:value-type="float">
            <text:p>8.1994609832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98254609108" calcext:value-type="float">
            <text:p>7.98254609108</text:p>
          </table:table-cell>
          <table:table-cell office:value-type="float" office:value="7.980792045593" calcext:value-type="float">
            <text:p>7.9807920455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000113964081" calcext:value-type="float">
            <text:p>8.000113964081</text:p>
          </table:table-cell>
          <table:table-cell office:value-type="float" office:value="7.985908985138" calcext:value-type="float">
            <text:p>7.9859089851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960376024246" calcext:value-type="float">
            <text:p>7.960376024246</text:p>
          </table:table-cell>
          <table:table-cell office:value-type="float" office:value="7.989322900772" calcext:value-type="float">
            <text:p>7.989322900772</text:p>
          </table:table-cell>
        </table:table-row>
        <table:table-row table:style-name="ro1">
          <table:table-cell/>
          <table:table-cell table:style-name="ce3" table:formula="of:=AVERAGE([.B12:.B16])" office:value-type="float" office:value="8.0259600162508" calcext:value-type="float">
            <text:p>8.0259600162508</text:p>
          </table:table-cell>
          <table:table-cell table:style-name="ce3" table:formula="of:=AVERAGE([.C12:.C16])" office:value-type="float" office:value="8.059004163742" calcext:value-type="float">
            <text:p>8.059004163742</text:p>
          </table:table-cell>
        </table:table-row>
        <table:table-row table:style-name="ro1">
          <table:table-cell/>
          <table:table-cell table:style-name="ce1" office:value-type="string" calcext:value-type="string">
            <text:p>AVG TIME ORG</text:p>
          </table:table-cell>
          <table:table-cell table:style-name="ce1" office:value-type="string" calcext:value-type="string">
            <text:p>AVG TIME MOD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style-name="ce1" office:value-type="string" calcext:value-type="string">
            <text:p>nprocs</text:p>
          </table:table-cell>
          <table:table-cell table:style-name="ce1" office:value-type="string" calcext:value-type="string">
            <text:p>Time Original(s)</text:p>
          </table:table-cell>
          <table:table-cell table:style-name="ce1" office:value-type="string" calcext:value-type="string">
            <text:p>Time Modified(s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207649946213" calcext:value-type="float">
            <text:p>4.207649946213</text:p>
          </table:table-cell>
          <table:table-cell office:value-type="float" office:value="4.243479013443" calcext:value-type="float">
            <text:p>4.2434790134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170487880707" calcext:value-type="float">
            <text:p>4.170487880707</text:p>
          </table:table-cell>
          <table:table-cell office:value-type="float" office:value="4.178691148758" calcext:value-type="float">
            <text:p>4.1786911487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197046995163" calcext:value-type="float">
            <text:p>4.197046995163</text:p>
          </table:table-cell>
          <table:table-cell office:value-type="float" office:value="4.26014995575" calcext:value-type="float">
            <text:p>4.260149955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18248295784" calcext:value-type="float">
            <text:p>4.18248295784</text:p>
          </table:table-cell>
          <table:table-cell office:value-type="float" office:value="4.159827947617" calcext:value-type="float">
            <text:p>4.1598279476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140428066254" calcext:value-type="float">
            <text:p>4.140428066254</text:p>
          </table:table-cell>
          <table:table-cell office:value-type="float" office:value="4.141149044037" calcext:value-type="float">
            <text:p>4.141149044037</text:p>
          </table:table-cell>
        </table:table-row>
        <table:table-row table:style-name="ro1">
          <table:table-cell/>
          <table:table-cell table:style-name="ce3" table:formula="of:=AVERAGE([.B23:.B27])" office:value-type="float" office:value="4.1796191692354" calcext:value-type="float">
            <text:p>4.1796191692354</text:p>
          </table:table-cell>
          <table:table-cell table:style-name="ce3" table:formula="of:=AVERAGE([.C23:.C27])" office:value-type="float" office:value="4.196659421921" calcext:value-type="float">
            <text:p>4.196659421921</text:p>
          </table:table-cell>
        </table:table-row>
        <table:table-row table:style-name="ro1">
          <table:table-cell/>
          <table:table-cell table:style-name="ce1" office:value-type="string" calcext:value-type="string">
            <text:p>AVG TIME ORG</text:p>
          </table:table-cell>
          <table:table-cell table:style-name="ce1" office:value-type="string" calcext:value-type="string">
            <text:p>AVG TIME MOD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 calcext:value-type="string">
            <text:p>nprocs</text:p>
          </table:table-cell>
          <table:table-cell table:style-name="ce1" office:value-type="string" calcext:value-type="string">
            <text:p>Time Original(s)</text:p>
          </table:table-cell>
          <table:table-cell table:style-name="ce1" office:value-type="string" calcext:value-type="string">
            <text:p>Time Modified(s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212038993835" calcext:value-type="float">
            <text:p>2.212038993835</text:p>
          </table:table-cell>
          <table:table-cell office:value-type="float" office:value="2.217353820801" calcext:value-type="float">
            <text:p>2.2173538208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183537006378" calcext:value-type="float">
            <text:p>2.183537006378</text:p>
          </table:table-cell>
          <table:table-cell office:value-type="float" office:value="2.183438062668" calcext:value-type="float">
            <text:p>2.1834380626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211024999619" calcext:value-type="float">
            <text:p>2.211024999619</text:p>
          </table:table-cell>
          <table:table-cell office:value-type="float" office:value="2.183103084564" calcext:value-type="float">
            <text:p>2.1831030845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226603984833" calcext:value-type="float">
            <text:p>2.226603984833</text:p>
          </table:table-cell>
          <table:table-cell office:value-type="float" office:value="2.181988954544" calcext:value-type="float">
            <text:p>2.1819889545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195514917374" calcext:value-type="float">
            <text:p>2.195514917374</text:p>
          </table:table-cell>
          <table:table-cell office:value-type="float" office:value="2.219805955887" calcext:value-type="float">
            <text:p>2.219805955887</text:p>
          </table:table-cell>
        </table:table-row>
        <table:table-row table:style-name="ro1">
          <table:table-cell/>
          <table:table-cell table:style-name="ce3" table:formula="of:=AVERAGE([.B33:.B37])" office:value-type="float" office:value="2.2057439804078" calcext:value-type="float">
            <text:p>2.2057439804078</text:p>
          </table:table-cell>
          <table:table-cell table:style-name="ce3" table:formula="of:=AVERAGE([.C33:.C37])" office:value-type="float" office:value="2.1971379756928" calcext:value-type="float">
            <text:p>2.1971379756928</text:p>
          </table:table-cell>
        </table:table-row>
        <table:table-row table:style-name="ro1">
          <table:table-cell/>
          <table:table-cell table:style-name="ce1" office:value-type="string" calcext:value-type="string">
            <text:p>AVG TIME ORG</text:p>
          </table:table-cell>
          <table:table-cell table:style-name="ce1" office:value-type="string" calcext:value-type="string">
            <text:p>AVG TIME MOD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 calcext:value-type="string">
            <text:p>nprocs</text:p>
          </table:table-cell>
          <table:table-cell table:style-name="ce1" office:value-type="string" calcext:value-type="string">
            <text:p>Time Original(s)</text:p>
          </table:table-cell>
          <table:table-cell table:style-name="ce1" office:value-type="string" calcext:value-type="string">
            <text:p>Time Modified(s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810024023056" calcext:value-type="float">
            <text:p>1.810024023056</text:p>
          </table:table-cell>
          <table:table-cell office:value-type="float" office:value="1.937111139297" calcext:value-type="float">
            <text:p>1.9371111392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786022901535" calcext:value-type="float">
            <text:p>1.786022901535</text:p>
          </table:table-cell>
          <table:table-cell office:value-type="float" office:value="2.182522058487" calcext:value-type="float">
            <text:p>2.18252205848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821040868759" calcext:value-type="float">
            <text:p>1.821040868759</text:p>
          </table:table-cell>
          <table:table-cell office:value-type="float" office:value="1.864782094955" calcext:value-type="float">
            <text:p>1.8647820949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795344114304" calcext:value-type="float">
            <text:p>1.795344114304</text:p>
          </table:table-cell>
          <table:table-cell office:value-type="float" office:value="1.112848043442" calcext:value-type="float">
            <text:p>1.1128480434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749959945679" calcext:value-type="float">
            <text:p>1.749959945679</text:p>
          </table:table-cell>
          <table:table-cell office:value-type="float" office:value="1.862988948822" calcext:value-type="float">
            <text:p>1.862988948822</text:p>
          </table:table-cell>
        </table:table-row>
        <table:table-row table:style-name="ro1">
          <table:table-cell/>
          <table:table-cell table:style-name="ce3" table:formula="of:=AVERAGE([.B43:.B47])" office:value-type="float" office:value="1.7924783706666" calcext:value-type="float">
            <text:p>1.7924783706666</text:p>
          </table:table-cell>
          <table:table-cell table:style-name="ce3" table:formula="of:=AVERAGE([.C43:.C47])" office:value-type="float" office:value="1.7920504570006" calcext:value-type="float">
            <text:p>1.7920504570006</text:p>
          </table:table-cell>
        </table:table-row>
        <table:table-row table:style-name="ro1">
          <table:table-cell/>
          <table:table-cell table:style-name="ce1" office:value-type="string" calcext:value-type="string">
            <text:p>AVG TIME ORG</text:p>
          </table:table-cell>
          <table:table-cell table:style-name="ce1" office:value-type="string" calcext:value-type="string">
            <text:p>AVG TIME MOD</text:p>
          </table:table-cell>
        </table:table-row>
      </table:table>
      <table:table table:name="VARIED N" table:style-name="ta1" table:print-ranges="'VARIED N'.H30:'VARIED N'.O48"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default-cell-style-name="ce2"/>
        <table:table-column table:style-name="co4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nprocs</text:p>
          </table:table-cell>
          <table:table-cell table:style-name="ce1" office:value-type="string" calcext:value-type="string">
            <text:p>Time Original(s)</text:p>
          </table:table-cell>
          <table:table-cell table:style-name="ce1" office:value-type="string" calcext:value-type="string">
            <text:p>Time Modified(s)</text:p>
          </table:table-cell>
          <table:table-cell table:style-name="ce1" office:value-type="string" calcext:value-type="string">
            <text:p>N PROBLEM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210348844528" calcext:value-type="float">
            <text:p>2.210348844528</text:p>
          </table:table-cell>
          <table:table-cell office:value-type="float" office:value="2.180599212646" calcext:value-type="float">
            <text:p>2.180599212646</text:p>
          </table:table-cell>
          <table:table-cell office:value-type="float" office:value="100000000" calcext:value-type="float">
            <text:p>10000000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170042991638" calcext:value-type="float">
            <text:p>2.170042991638</text:p>
          </table:table-cell>
          <table:table-cell office:value-type="float" office:value="2.174518108368" calcext:value-type="float">
            <text:p>2.174518108368</text:p>
          </table:table-cell>
          <table:table-cell office:value-type="float" office:value="100000000" calcext:value-type="float">
            <text:p>10000000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200505018234" calcext:value-type="float">
            <text:p>2.200505018234</text:p>
          </table:table-cell>
          <table:table-cell office:value-type="float" office:value="2.16720199585" calcext:value-type="float">
            <text:p>2.16720199585</text:p>
          </table:table-cell>
          <table:table-cell office:value-type="float" office:value="100000000" calcext:value-type="float">
            <text:p>10000000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206801891327" calcext:value-type="float">
            <text:p>2.206801891327</text:p>
          </table:table-cell>
          <table:table-cell office:value-type="float" office:value="2.175127029419" calcext:value-type="float">
            <text:p>2.175127029419</text:p>
          </table:table-cell>
          <table:table-cell office:value-type="float" office:value="100000000" calcext:value-type="float">
            <text:p>100000000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194341897964" calcext:value-type="float">
            <text:p>2.194341897964</text:p>
          </table:table-cell>
          <table:table-cell office:value-type="float" office:value="2.16855096817" calcext:value-type="float">
            <text:p>2.16855096817</text:p>
          </table:table-cell>
          <table:table-cell office:value-type="float" office:value="100000000" calcext:value-type="float">
            <text:p>100000000</text:p>
          </table:table-cell>
          <table:table-cell table:number-columns-repeated="10"/>
        </table:table-row>
        <table:table-row table:style-name="ro1">
          <table:table-cell/>
          <table:table-cell table:style-name="ce3" table:formula="of:=AVERAGE([.B2:.B6])" office:value-type="float" office:value="2.1964081287382" calcext:value-type="float">
            <text:p>2.1964081287382</text:p>
          </table:table-cell>
          <table:table-cell table:style-name="ce3" table:formula="of:=AVERAGE([.C2:.C6])" office:value-type="float" office:value="2.1731994628906" calcext:value-type="float">
            <text:p>2.1731994628906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AVG TIME ORG</text:p>
          </table:table-cell>
          <table:table-cell table:style-name="ce1" office:value-type="string" calcext:value-type="string">
            <text:p>AVG TIME MOD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" office:value-type="string" calcext:value-type="string">
            <text:p>nprocs</text:p>
          </table:table-cell>
          <table:table-cell table:style-name="ce1" office:value-type="string" calcext:value-type="string">
            <text:p>Time Original(s)</text:p>
          </table:table-cell>
          <table:table-cell table:style-name="ce1" office:value-type="string" calcext:value-type="string">
            <text:p>Time Modified(s)</text:p>
          </table:table-cell>
          <table:table-cell table:style-name="ce1" office:value-type="string" calcext:value-type="string">
            <text:p>N PROBLEM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66933917999" calcext:value-type="float">
            <text:p>2.266933917999</text:p>
          </table:table-cell>
          <table:table-cell office:value-type="float" office:value="2.24723482132" calcext:value-type="float">
            <text:p>2.24723482132</text:p>
          </table:table-cell>
          <table:table-cell table:formula="of:=2*100000000" office:value-type="float" office:value="200000000" calcext:value-type="float">
            <text:p>200000000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65223026276" calcext:value-type="float">
            <text:p>2.265223026276</text:p>
          </table:table-cell>
          <table:table-cell office:value-type="float" office:value="2.265326023102" calcext:value-type="float">
            <text:p>2.265326023102</text:p>
          </table:table-cell>
          <table:table-cell table:formula="of:=2*100000000" office:value-type="float" office:value="200000000" calcext:value-type="float">
            <text:p>200000000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51295089722" calcext:value-type="float">
            <text:p>2.251295089722</text:p>
          </table:table-cell>
          <table:table-cell office:value-type="float" office:value="2.230370998383" calcext:value-type="float">
            <text:p>2.230370998383</text:p>
          </table:table-cell>
          <table:table-cell table:formula="of:=2*100000000" office:value-type="float" office:value="200000000" calcext:value-type="float">
            <text:p>200000000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58610010147" calcext:value-type="float">
            <text:p>2.258610010147</text:p>
          </table:table-cell>
          <table:table-cell office:value-type="float" office:value="2.221760034561" calcext:value-type="float">
            <text:p>2.221760034561</text:p>
          </table:table-cell>
          <table:table-cell table:formula="of:=2*100000000" office:value-type="float" office:value="200000000" calcext:value-type="float">
            <text:p>200000000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77946949005" calcext:value-type="float">
            <text:p>2.277946949005</text:p>
          </table:table-cell>
          <table:table-cell office:value-type="float" office:value="2.243576049805" calcext:value-type="float">
            <text:p>2.243576049805</text:p>
          </table:table-cell>
          <table:table-cell table:formula="of:=2*100000000" office:value-type="float" office:value="200000000" calcext:value-type="float">
            <text:p>200000000</text:p>
          </table:table-cell>
          <table:table-cell table:number-columns-repeated="10"/>
        </table:table-row>
        <table:table-row table:style-name="ro1">
          <table:table-cell/>
          <table:table-cell table:style-name="ce3" table:formula="of:=AVERAGE([.B12:.B16])" office:value-type="float" office:value="2.2640017986298" calcext:value-type="float">
            <text:p>2.2640017986298</text:p>
          </table:table-cell>
          <table:table-cell table:style-name="ce3" table:formula="of:=AVERAGE([.C12:.C16])" office:value-type="float" office:value="2.2416535854342" calcext:value-type="float">
            <text:p>2.2416535854342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AVG TIME ORG</text:p>
          </table:table-cell>
          <table:table-cell table:style-name="ce1" office:value-type="string" calcext:value-type="string">
            <text:p>AVG TIME MOD</text:p>
          </table:table-cell>
          <table:table-cell table:number-columns-repeated="11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" office:value-type="string" calcext:value-type="string">
            <text:p>nprocs</text:p>
          </table:table-cell>
          <table:table-cell table:style-name="ce1" office:value-type="string" calcext:value-type="string">
            <text:p>Time Original(s)</text:p>
          </table:table-cell>
          <table:table-cell table:style-name="ce1" office:value-type="string" calcext:value-type="string">
            <text:p>Time Modified(s)</text:p>
          </table:table-cell>
          <table:table-cell table:style-name="ce1" office:value-type="string" calcext:value-type="string">
            <text:p>N PROBLEM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25540804863" calcext:value-type="float">
            <text:p>2.25540804863</text:p>
          </table:table-cell>
          <table:table-cell office:value-type="float" office:value="2.213683128357" calcext:value-type="float">
            <text:p>2.213683128357</text:p>
          </table:table-cell>
          <table:table-cell table:formula="of:=4*100000000" office:value-type="float" office:value="400000000" calcext:value-type="float">
            <text:p>400000000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207736968994" calcext:value-type="float">
            <text:p>2.207736968994</text:p>
          </table:table-cell>
          <table:table-cell office:value-type="float" office:value="2.241452932358" calcext:value-type="float">
            <text:p>2.241452932358</text:p>
          </table:table-cell>
          <table:table-cell table:formula="of:=4*100000000" office:value-type="float" office:value="400000000" calcext:value-type="float">
            <text:p>400000000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206567049026" calcext:value-type="float">
            <text:p>2.206567049026</text:p>
          </table:table-cell>
          <table:table-cell office:value-type="float" office:value="2.22324681282" calcext:value-type="float">
            <text:p>2.22324681282</text:p>
          </table:table-cell>
          <table:table-cell table:formula="of:=4*100000000" office:value-type="float" office:value="400000000" calcext:value-type="float">
            <text:p>400000000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213709115982" calcext:value-type="float">
            <text:p>2.213709115982</text:p>
          </table:table-cell>
          <table:table-cell office:value-type="float" office:value="2.21227812767" calcext:value-type="float">
            <text:p>2.21227812767</text:p>
          </table:table-cell>
          <table:table-cell table:formula="of:=4*100000000" office:value-type="float" office:value="400000000" calcext:value-type="float">
            <text:p>400000000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212677955627" calcext:value-type="float">
            <text:p>2.212677955627</text:p>
          </table:table-cell>
          <table:table-cell office:value-type="float" office:value="2.226238012314" calcext:value-type="float">
            <text:p>2.226238012314</text:p>
          </table:table-cell>
          <table:table-cell table:formula="of:=4*100000000" office:value-type="float" office:value="400000000" calcext:value-type="float">
            <text:p>400000000</text:p>
          </table:table-cell>
          <table:table-cell table:number-columns-repeated="10"/>
        </table:table-row>
        <table:table-row table:style-name="ro1">
          <table:table-cell/>
          <table:table-cell table:style-name="ce3" table:formula="of:=AVERAGE([.B22:.B26])" office:value-type="float" office:value="2.2192198276518" calcext:value-type="float">
            <text:p>2.2192198276518</text:p>
          </table:table-cell>
          <table:table-cell table:style-name="ce3" table:formula="of:=AVERAGE([.C22:.C26])" office:value-type="float" office:value="2.2233798027038" calcext:value-type="float">
            <text:p>2.2233798027038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AVG TIME ORG</text:p>
          </table:table-cell>
          <table:table-cell table:style-name="ce1" office:value-type="string" calcext:value-type="string">
            <text:p>AVG TIME MOD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nprocs</text:p>
          </table:table-cell>
          <table:table-cell table:style-name="ce1" office:value-type="string" calcext:value-type="string">
            <text:p>Time Original(s)</text:p>
          </table:table-cell>
          <table:table-cell table:style-name="ce1" office:value-type="string" calcext:value-type="string">
            <text:p>Time Modified(s)</text:p>
          </table:table-cell>
          <table:table-cell table:style-name="ce1" office:value-type="string" calcext:value-type="string">
            <text:p>N PROBLEM</text:p>
          </table:table-cell>
          <table:table-cell table:number-columns-repeated="4"/>
          <table:table-cell table:style-name="ce1"/>
          <table:table-cell table:style-name="ce4" office:value-type="string" calcext:value-type="string" table:number-columns-spanned="3" table:number-rows-spanned="1">
            <text:p>ORIGINAL CODE</text:p>
          </table:table-cell>
          <table:covered-table-cell table:number-columns-repeated="2" table:style-name="ce1"/>
          <table:table-cell table:style-name="ce2"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214080095291" calcext:value-type="float">
            <text:p>2.214080095291</text:p>
          </table:table-cell>
          <table:table-cell office:value-type="float" office:value="2.227915048599" calcext:value-type="float">
            <text:p>2.227915048599</text:p>
          </table:table-cell>
          <table:table-cell table:formula="of:=8*100000000" office:value-type="float" office:value="800000000" calcext:value-type="float">
            <text:p>800000000</text:p>
          </table:table-cell>
          <table:table-cell table:number-columns-repeated="4"/>
          <table:table-cell table:style-name="ce1" office:value-type="string" calcext:value-type="string">
            <text:p>nprocs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N PROBLEM</text:p>
          </table:table-cell>
          <table:table-cell table:style-name="ce1" office:value-type="string" calcext:value-type="string">
            <text:p>Time (s)</text:p>
          </table:table-cell>
          <table:table-cell table:style-name="ce4" office:value-type="string" calcext:value-type="string">
            <text:p>SCAL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184514045715" calcext:value-type="float">
            <text:p>2.184514045715</text:p>
          </table:table-cell>
          <table:table-cell office:value-type="float" office:value="2.192301034927" calcext:value-type="float">
            <text:p>2.192301034927</text:p>
          </table:table-cell>
          <table:table-cell table:formula="of:=8*100000000" office:value-type="float" office:value="800000000" calcext:value-type="float">
            <text:p>800000000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style-name="ce2" office:value-type="float" office:value="3.14159263198" calcext:value-type="float">
            <text:p>3.14159263198</text:p>
          </table:table-cell>
          <table:table-cell table:style-name="ce2" office:value-type="float" office:value="0.000000109033" calcext:value-type="float">
            <text:p>1.09033E-07</text:p>
          </table:table-cell>
          <table:table-cell table:style-name="ce2" office:value-type="float" office:value="100000000" calcext:value-type="float">
            <text:p>100000000</text:p>
          </table:table-cell>
          <table:table-cell table:style-name="ce2" office:value-type="float" office:value="2.1964081287382" calcext:value-type="float">
            <text:p>2.1964081287382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204570055008" calcext:value-type="float">
            <text:p>2.204570055008</text:p>
          </table:table-cell>
          <table:table-cell office:value-type="float" office:value="2.190049171448" calcext:value-type="float">
            <text:p>2.190049171448</text:p>
          </table:table-cell>
          <table:table-cell table:formula="of:=8*100000000" office:value-type="float" office:value="800000000" calcext:value-type="float">
            <text:p>800000000</text:p>
          </table:table-cell>
          <table:table-cell table:number-columns-repeated="4"/>
          <table:table-cell table:style-name="ce2" office:value-type="float" office:value="2" calcext:value-type="float">
            <text:p>2</text:p>
          </table:table-cell>
          <table:table-cell table:style-name="ce2" office:value-type="float" office:value="3.141592636502" calcext:value-type="float">
            <text:p>3.141592636502</text:p>
          </table:table-cell>
          <table:table-cell table:style-name="ce2" office:value-type="float" office:value="0.000000104511" calcext:value-type="float">
            <text:p>1.04511E-07</text:p>
          </table:table-cell>
          <table:table-cell table:style-name="ce2" office:value-type="float" office:value="200000000" calcext:value-type="float">
            <text:p>200000000</text:p>
          </table:table-cell>
          <table:table-cell table:style-name="ce2" office:value-type="float" office:value="2.2640017986298" calcext:value-type="float">
            <text:p>2.2640017986298</text:p>
          </table:table-cell>
          <table:table-cell table:style-name="ce2" office:value-type="float" office:value="0.970144162459363" calcext:value-type="float">
            <text:p>0.9701441624593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180907964706" calcext:value-type="float">
            <text:p>2.180907964706</text:p>
          </table:table-cell>
          <table:table-cell office:value-type="float" office:value="2.199234008789" calcext:value-type="float">
            <text:p>2.199234008789</text:p>
          </table:table-cell>
          <table:table-cell table:formula="of:=8*100000000" office:value-type="float" office:value="800000000" calcext:value-type="float">
            <text:p>800000000</text:p>
          </table:table-cell>
          <table:table-cell table:number-columns-repeated="4"/>
          <table:table-cell table:style-name="ce2" office:value-type="float" office:value="4" calcext:value-type="float">
            <text:p>4</text:p>
          </table:table-cell>
          <table:table-cell table:style-name="ce2" office:value-type="float" office:value="3.141592638941" calcext:value-type="float">
            <text:p>3.141592638941</text:p>
          </table:table-cell>
          <table:table-cell table:style-name="ce2" office:value-type="float" office:value="0.000000102072" calcext:value-type="float">
            <text:p>1.02072E-07</text:p>
          </table:table-cell>
          <table:table-cell table:style-name="ce2" office:value-type="float" office:value="400000000" calcext:value-type="float">
            <text:p>400000000</text:p>
          </table:table-cell>
          <table:table-cell table:style-name="ce2" office:value-type="float" office:value="2.2192198276518" calcext:value-type="float">
            <text:p>2.2192198276518</text:p>
          </table:table-cell>
          <table:table-cell table:style-name="ce2" office:value-type="float" office:value="0.989720847556712" calcext:value-type="float">
            <text:p>0.9897208475567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182548046112" calcext:value-type="float">
            <text:p>2.182548046112</text:p>
          </table:table-cell>
          <table:table-cell office:value-type="float" office:value="2.196539878845" calcext:value-type="float">
            <text:p>2.196539878845</text:p>
          </table:table-cell>
          <table:table-cell table:formula="of:=8*100000000" office:value-type="float" office:value="800000000" calcext:value-type="float">
            <text:p>800000000</text:p>
          </table:table-cell>
          <table:table-cell table:number-columns-repeated="4"/>
          <table:table-cell table:style-name="ce2" office:value-type="float" office:value="8" calcext:value-type="float">
            <text:p>8</text:p>
          </table:table-cell>
          <table:table-cell table:style-name="ce2" office:value-type="float" office:value="3.141592640183" calcext:value-type="float">
            <text:p>3.141592640183</text:p>
          </table:table-cell>
          <table:table-cell table:style-name="ce2" office:value-type="float" office:value="0.000000100829" calcext:value-type="float">
            <text:p>1.00829E-07</text:p>
          </table:table-cell>
          <table:table-cell table:style-name="ce2" office:value-type="float" office:value="800000000" calcext:value-type="float">
            <text:p>800000000</text:p>
          </table:table-cell>
          <table:table-cell table:style-name="ce2" office:value-type="float" office:value="2.1933240413664" calcext:value-type="float">
            <text:p>2.1933240413664</text:p>
          </table:table-cell>
          <table:table-cell table:style-name="ce2" office:value-type="float" office:value="1.00140612481951" calcext:value-type="float">
            <text:p>1.00140612481951</text:p>
          </table:table-cell>
        </table:table-row>
        <table:table-row table:style-name="ro1">
          <table:table-cell/>
          <table:table-cell table:style-name="ce3" table:formula="of:=AVERAGE([.B31:.B35])" office:value-type="float" office:value="2.1933240413664" calcext:value-type="float">
            <text:p>2.1933240413664</text:p>
          </table:table-cell>
          <table:table-cell table:style-name="ce3" table:formula="of:=AVERAGE([.C31:.C35])" office:value-type="float" office:value="2.2012078285216" calcext:value-type="float">
            <text:p>2.2012078285216</text:p>
          </table:table-cell>
          <table:table-cell table:number-columns-repeated="5"/>
          <table:table-cell table:style-name="ce2" office:value-type="float" office:value="16" calcext:value-type="float">
            <text:p>16</text:p>
          </table:table-cell>
          <table:table-cell table:style-name="ce2" office:value-type="float" office:value="3.141592640807" calcext:value-type="float">
            <text:p>3.141592640807</text:p>
          </table:table-cell>
          <table:table-cell table:style-name="ce2" office:value-type="float" office:value="0.000000100205" calcext:value-type="float">
            <text:p>1.00205E-07</text:p>
          </table:table-cell>
          <table:table-cell table:style-name="ce2" office:value-type="float" office:value="1600000000" calcext:value-type="float">
            <text:p>1600000000</text:p>
          </table:table-cell>
          <table:table-cell table:style-name="ce2" office:value-type="float" office:value="3.2537173748014" calcext:value-type="float">
            <text:p>3.2537173748014</text:p>
          </table:table-cell>
          <table:table-cell table:style-name="ce2" office:value-type="float" office:value="0.675045763270162" calcext:value-type="float">
            <text:p>0.675045763270162</text:p>
          </table:table-cell>
        </table:table-row>
        <table:table-row table:style-name="ro1">
          <table:table-cell/>
          <table:table-cell table:style-name="ce1" office:value-type="string" calcext:value-type="string">
            <text:p>AVG TIME ORG</text:p>
          </table:table-cell>
          <table:table-cell table:style-name="ce1" office:value-type="string" calcext:value-type="string">
            <text:p>AVG TIME MOD</text:p>
          </table:table-cell>
          <table:table-cell table:number-columns-repeated="5"/>
          <table:table-cell table:style-name="ce2" table:number-columns-repeated="6"/>
        </table:table-row>
        <table:table-row table:style-name="ro1" table:number-rows-repeated="2">
          <table:table-cell table:number-columns-repeated="8"/>
          <table:table-cell table:style-name="ce2" table:number-columns-repeated="6"/>
        </table:table-row>
        <table:table-row table:style-name="ro1">
          <table:table-cell table:style-name="ce1" office:value-type="string" calcext:value-type="string">
            <text:p>nprocs</text:p>
          </table:table-cell>
          <table:table-cell table:style-name="ce1" office:value-type="string" calcext:value-type="string">
            <text:p>Time Original(s)</text:p>
          </table:table-cell>
          <table:table-cell table:style-name="ce1" office:value-type="string" calcext:value-type="string">
            <text:p>Time Modified(s)</text:p>
          </table:table-cell>
          <table:table-cell table:style-name="ce1" office:value-type="string" calcext:value-type="string">
            <text:p>N PROBLEM</text:p>
          </table:table-cell>
          <table:table-cell table:number-columns-repeated="4"/>
          <table:table-cell table:style-name="ce2"/>
          <table:table-cell table:style-name="ce4" office:value-type="string" calcext:value-type="string" table:number-columns-spanned="3" table:number-rows-spanned="1">
            <text:p>MODIFIED CODE</text:p>
          </table:table-cell>
          <table:covered-table-cell table:number-columns-repeated="2" table:style-name="ce1"/>
          <table:table-cell table:style-name="ce2"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140465021133" calcext:value-type="float">
            <text:p>3.140465021133</text:p>
          </table:table-cell>
          <table:table-cell office:value-type="float" office:value="3.430103063583" calcext:value-type="float">
            <text:p>3.430103063583</text:p>
          </table:table-cell>
          <table:table-cell table:formula="of:=16*100000000" office:value-type="float" office:value="1600000000" calcext:value-type="float">
            <text:p>1600000000</text:p>
          </table:table-cell>
          <table:table-cell table:number-columns-repeated="4"/>
          <table:table-cell table:style-name="ce1" office:value-type="string" calcext:value-type="string">
            <text:p>nprocs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N PROBLEM</text:p>
          </table:table-cell>
          <table:table-cell table:style-name="ce1" office:value-type="string" calcext:value-type="string">
            <text:p>Time (s)</text:p>
          </table:table-cell>
          <table:table-cell table:style-name="ce4" office:value-type="string" calcext:value-type="string">
            <text:p>SCAL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142266988754" calcext:value-type="float">
            <text:p>3.142266988754</text:p>
          </table:table-cell>
          <table:table-cell office:value-type="float" office:value="3.244676113129" calcext:value-type="float">
            <text:p>3.244676113129</text:p>
          </table:table-cell>
          <table:table-cell table:formula="of:=16*100000000" office:value-type="float" office:value="1600000000" calcext:value-type="float">
            <text:p>1600000000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style-name="ce2" office:value-type="float" office:value="3.14159263198" calcext:value-type="float">
            <text:p>3.14159263198</text:p>
          </table:table-cell>
          <table:table-cell table:style-name="ce2" office:value-type="float" office:value="0.000000109033" calcext:value-type="float">
            <text:p>1.09033E-07</text:p>
          </table:table-cell>
          <table:table-cell table:style-name="ce2" office:value-type="float" office:value="100000000" calcext:value-type="float">
            <text:p>100000000</text:p>
          </table:table-cell>
          <table:table-cell table:style-name="ce2" office:value-type="float" office:value="2.1731994628906" calcext:value-type="float">
            <text:p>2.1731994628906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457314968109" calcext:value-type="float">
            <text:p>3.457314968109</text:p>
          </table:table-cell>
          <table:table-cell office:value-type="float" office:value="3.254930973053" calcext:value-type="float">
            <text:p>3.254930973053</text:p>
          </table:table-cell>
          <table:table-cell table:formula="of:=16*100000000" office:value-type="float" office:value="1600000000" calcext:value-type="float">
            <text:p>1600000000</text:p>
          </table:table-cell>
          <table:table-cell table:number-columns-repeated="4"/>
          <table:table-cell table:style-name="ce2" office:value-type="float" office:value="2" calcext:value-type="float">
            <text:p>2</text:p>
          </table:table-cell>
          <table:table-cell table:style-name="ce2" office:value-type="float" office:value="3.141592636502" calcext:value-type="float">
            <text:p>3.141592636502</text:p>
          </table:table-cell>
          <table:table-cell table:style-name="ce2" office:value-type="float" office:value="0.000000104511" calcext:value-type="float">
            <text:p>1.04511E-07</text:p>
          </table:table-cell>
          <table:table-cell table:style-name="ce2" office:value-type="float" office:value="200000000" calcext:value-type="float">
            <text:p>200000000</text:p>
          </table:table-cell>
          <table:table-cell table:style-name="ce2" office:value-type="float" office:value="2.2416535854342" calcext:value-type="float">
            <text:p>2.2416535854342</text:p>
          </table:table-cell>
          <table:table-cell table:style-name="ce2" office:value-type="float" office:value="0.969462666761537" calcext:value-type="float">
            <text:p>0.9694626667615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231369972229" calcext:value-type="float">
            <text:p>3.231369972229</text:p>
          </table:table-cell>
          <table:table-cell office:value-type="float" office:value="3.524397850037" calcext:value-type="float">
            <text:p>3.524397850037</text:p>
          </table:table-cell>
          <table:table-cell table:formula="of:=16*100000000" office:value-type="float" office:value="1600000000" calcext:value-type="float">
            <text:p>1600000000</text:p>
          </table:table-cell>
          <table:table-cell table:number-columns-repeated="4"/>
          <table:table-cell table:style-name="ce2" office:value-type="float" office:value="4" calcext:value-type="float">
            <text:p>4</text:p>
          </table:table-cell>
          <table:table-cell table:style-name="ce2" office:value-type="float" office:value="3.141592638941" calcext:value-type="float">
            <text:p>3.141592638941</text:p>
          </table:table-cell>
          <table:table-cell table:style-name="ce2" office:value-type="float" office:value="0.000000102072" calcext:value-type="float">
            <text:p>1.02072E-07</text:p>
          </table:table-cell>
          <table:table-cell table:style-name="ce2" office:value-type="float" office:value="400000000" calcext:value-type="float">
            <text:p>400000000</text:p>
          </table:table-cell>
          <table:table-cell table:style-name="ce2" office:value-type="float" office:value="2.2233798027038" calcext:value-type="float">
            <text:p>2.2233798027038</text:p>
          </table:table-cell>
          <table:table-cell table:style-name="ce2" office:value-type="float" office:value="0.977430603735728" calcext:value-type="float">
            <text:p>0.9774306037357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297169923782" calcext:value-type="float">
            <text:p>3.297169923782</text:p>
          </table:table-cell>
          <table:table-cell office:value-type="float" office:value="2.878983974457" calcext:value-type="float">
            <text:p>2.878983974457</text:p>
          </table:table-cell>
          <table:table-cell table:formula="of:=16*100000000" office:value-type="float" office:value="1600000000" calcext:value-type="float">
            <text:p>1600000000</text:p>
          </table:table-cell>
          <table:table-cell table:number-columns-repeated="4"/>
          <table:table-cell table:style-name="ce2" office:value-type="float" office:value="8" calcext:value-type="float">
            <text:p>8</text:p>
          </table:table-cell>
          <table:table-cell table:style-name="ce2" office:value-type="float" office:value="3.141592640183" calcext:value-type="float">
            <text:p>3.141592640183</text:p>
          </table:table-cell>
          <table:table-cell table:style-name="ce2" office:value-type="float" office:value="0.000000100829" calcext:value-type="float">
            <text:p>1.00829E-07</text:p>
          </table:table-cell>
          <table:table-cell table:style-name="ce2" office:value-type="float" office:value="800000000" calcext:value-type="float">
            <text:p>800000000</text:p>
          </table:table-cell>
          <table:table-cell table:style-name="ce2" office:value-type="float" office:value="2.2012078285216" calcext:value-type="float">
            <text:p>2.2012078285216</text:p>
          </table:table-cell>
          <table:table-cell table:style-name="ce2" office:value-type="float" office:value="0.98727591040333" calcext:value-type="float">
            <text:p>0.98727591040333</text:p>
          </table:table-cell>
        </table:table-row>
        <table:table-row table:style-name="ro1">
          <table:table-cell/>
          <table:table-cell table:style-name="ce3" table:formula="of:=AVERAGE([.B41:.B45])" office:value-type="float" office:value="3.2537173748014" calcext:value-type="float">
            <text:p>3.2537173748014</text:p>
          </table:table-cell>
          <table:table-cell table:style-name="ce3" table:formula="of:=AVERAGE([.C41:.C45])" office:value-type="float" office:value="3.2666183948518" calcext:value-type="float">
            <text:p>3.2666183948518</text:p>
          </table:table-cell>
          <table:table-cell table:number-columns-repeated="5"/>
          <table:table-cell table:style-name="ce2" office:value-type="float" office:value="16" calcext:value-type="float">
            <text:p>16</text:p>
          </table:table-cell>
          <table:table-cell table:style-name="ce2" office:value-type="float" office:value="3.141592640807" calcext:value-type="float">
            <text:p>3.141592640807</text:p>
          </table:table-cell>
          <table:table-cell table:style-name="ce2" office:value-type="float" office:value="0.000000100205" calcext:value-type="float">
            <text:p>1.00205E-07</text:p>
          </table:table-cell>
          <table:table-cell table:style-name="ce2" office:value-type="float" office:value="1600000000" calcext:value-type="float">
            <text:p>1600000000</text:p>
          </table:table-cell>
          <table:table-cell table:style-name="ce2" office:value-type="float" office:value="3.2666183948518" calcext:value-type="float">
            <text:p>3.2666183948518</text:p>
          </table:table-cell>
          <table:table-cell table:style-name="ce2" office:value-type="float" office:value="0.665274972526809" calcext:value-type="float">
            <text:p>0.665274972526809</text:p>
          </table:table-cell>
        </table:table-row>
        <table:table-row table:style-name="ro1">
          <table:table-cell/>
          <table:table-cell table:style-name="ce1" office:value-type="string" calcext:value-type="string">
            <text:p>AVG TIME ORG</text:p>
          </table:table-cell>
          <table:table-cell table:style-name="ce1" office:value-type="string" calcext:value-type="string">
            <text:p>AVG TIME MOD</text:p>
          </table:table-cell>
          <table:table-cell table:number-columns-repeated="5"/>
          <table:table-cell table:style-name="ce2" table:number-columns-repeated="6"/>
        </table:table-row>
        <table:table-row table:style-name="ro1">
          <table:table-cell table:number-columns-repeated="14"/>
        </table:table-row>
      </table:table>
      <table:table table:name="Sheet3" table:style-name="ta1" table:print-ranges="Sheet3.A1:Sheet3.G19"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4" table:default-cell-style-name="ce2"/>
        <table:table-column table:style-name="co14" table:default-cell-style-name="ce2"/>
        <table:table-row table:style-name="ro1">
          <table:table-cell table:style-name="ce1"/>
          <table:table-cell table:style-name="ce4" office:value-type="string" calcext:value-type="string" table:number-columns-spanned="3" table:number-rows-spanned="1">
            <text:p>ORIGINAL CODE</text:p>
          </table:table-cell>
          <table:covered-table-cell table:number-columns-repeated="2"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nprocs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N PROBLEM</text:p>
          </table:table-cell>
          <table:table-cell table:style-name="ce1" office:value-type="string" calcext:value-type="string">
            <text:p>Time (s)</text:p>
          </table:table-cell>
          <table:table-cell table:style-name="ce4" office:value-type="string" calcext:value-type="string">
            <text:p>SCA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14159263198" calcext:value-type="float">
            <text:p>3.14159263198</text:p>
          </table:table-cell>
          <table:table-cell office:value-type="float" office:value="0.000000109033" calcext:value-type="float">
            <text:p>1.09033E-07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.1964081287382" calcext:value-type="float">
            <text:p>2.19640812873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141592636502" calcext:value-type="float">
            <text:p>3.141592636502</text:p>
          </table:table-cell>
          <table:table-cell office:value-type="float" office:value="0.000000104511" calcext:value-type="float">
            <text:p>1.04511E-07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2.2640017986298" calcext:value-type="float">
            <text:p>2.2640017986298</text:p>
          </table:table-cell>
          <table:table-cell office:value-type="float" office:value="0.970144162459363" calcext:value-type="float">
            <text:p>0.9701441624593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141592638941" calcext:value-type="float">
            <text:p>3.141592638941</text:p>
          </table:table-cell>
          <table:table-cell office:value-type="float" office:value="0.000000102072" calcext:value-type="float">
            <text:p>1.02072E-07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2.2192198276518" calcext:value-type="float">
            <text:p>2.2192198276518</text:p>
          </table:table-cell>
          <table:table-cell office:value-type="float" office:value="0.989720847556712" calcext:value-type="float">
            <text:p>0.9897208475567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141592640183" calcext:value-type="float">
            <text:p>3.141592640183</text:p>
          </table:table-cell>
          <table:table-cell office:value-type="float" office:value="0.000000100829" calcext:value-type="float">
            <text:p>1.00829E-07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2.1933240413664" calcext:value-type="float">
            <text:p>2.1933240413664</text:p>
          </table:table-cell>
          <table:table-cell office:value-type="float" office:value="1.00140612481951" calcext:value-type="float">
            <text:p>1.001406124819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141592640807" calcext:value-type="float">
            <text:p>3.141592640807</text:p>
          </table:table-cell>
          <table:table-cell office:value-type="float" office:value="0.000000100205" calcext:value-type="float">
            <text:p>1.00205E-07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3.2537173748014" calcext:value-type="float">
            <text:p>3.2537173748014</text:p>
          </table:table-cell>
          <table:table-cell office:value-type="float" office:value="0.675045763270162" calcext:value-type="float">
            <text:p>0.675045763270162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MODIFIED CODE</text:p>
          </table:table-cell>
          <table:covered-table-cell table:number-columns-repeated="2"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nprocs</text:p>
          </table:table-cell>
          <table:table-cell table:style-name="ce1" office:value-type="string" calcext:value-type="string">
            <text:p>Numerical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N PROBLEM</text:p>
          </table:table-cell>
          <table:table-cell table:style-name="ce1" office:value-type="string" calcext:value-type="string">
            <text:p>Time (s)</text:p>
          </table:table-cell>
          <table:table-cell table:style-name="ce4" office:value-type="string" calcext:value-type="string">
            <text:p>SCA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14159263198" calcext:value-type="float">
            <text:p>3.14159263198</text:p>
          </table:table-cell>
          <table:table-cell office:value-type="float" office:value="0.000000109033" calcext:value-type="float">
            <text:p>1.09033E-07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.1731994628906" calcext:value-type="float">
            <text:p>2.17319946289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141592636502" calcext:value-type="float">
            <text:p>3.141592636502</text:p>
          </table:table-cell>
          <table:table-cell office:value-type="float" office:value="0.000000104511" calcext:value-type="float">
            <text:p>1.04511E-07</text:p>
          </table:table-cell>
          <table:table-cell office:value-type="float" office:value="200000000" calcext:value-type="float">
            <text:p>200000000</text:p>
          </table:table-cell>
          <table:table-cell office:value-type="float" office:value="2.2416535854342" calcext:value-type="float">
            <text:p>2.2416535854342</text:p>
          </table:table-cell>
          <table:table-cell office:value-type="float" office:value="0.969462666761537" calcext:value-type="float">
            <text:p>0.9694626667615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141592638941" calcext:value-type="float">
            <text:p>3.141592638941</text:p>
          </table:table-cell>
          <table:table-cell office:value-type="float" office:value="0.000000102072" calcext:value-type="float">
            <text:p>1.02072E-07</text:p>
          </table:table-cell>
          <table:table-cell office:value-type="float" office:value="400000000" calcext:value-type="float">
            <text:p>400000000</text:p>
          </table:table-cell>
          <table:table-cell office:value-type="float" office:value="2.2233798027038" calcext:value-type="float">
            <text:p>2.2233798027038</text:p>
          </table:table-cell>
          <table:table-cell office:value-type="float" office:value="0.977430603735728" calcext:value-type="float">
            <text:p>0.9774306037357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141592640183" calcext:value-type="float">
            <text:p>3.141592640183</text:p>
          </table:table-cell>
          <table:table-cell office:value-type="float" office:value="0.000000100829" calcext:value-type="float">
            <text:p>1.00829E-07</text:p>
          </table:table-cell>
          <table:table-cell office:value-type="float" office:value="800000000" calcext:value-type="float">
            <text:p>800000000</text:p>
          </table:table-cell>
          <table:table-cell office:value-type="float" office:value="2.2012078285216" calcext:value-type="float">
            <text:p>2.2012078285216</text:p>
          </table:table-cell>
          <table:table-cell office:value-type="float" office:value="0.98727591040333" calcext:value-type="float">
            <text:p>0.987275910403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141592640807" calcext:value-type="float">
            <text:p>3.141592640807</text:p>
          </table:table-cell>
          <table:table-cell office:value-type="float" office:value="0.000000100205" calcext:value-type="float">
            <text:p>1.00205E-07</text:p>
          </table:table-cell>
          <table:table-cell office:value-type="float" office:value="1600000000" calcext:value-type="float">
            <text:p>1600000000</text:p>
          </table:table-cell>
          <table:table-cell office:value-type="float" office:value="3.2666183948518" calcext:value-type="float">
            <text:p>3.2666183948518</text:p>
          </table:table-cell>
          <table:table-cell office:value-type="float" office:value="0.665274972526809" calcext:value-type="float">
            <text:p>0.6652749725268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9T13:31:56.326571696</meta:creation-date>
    <dc:date>2019-01-29T16:12:32.895072309</dc:date>
    <meta:editing-duration>PT28M20S</meta:editing-duration>
    <meta:editing-cycles>7</meta:editing-cycles>
    <meta:generator>LibreOffice/6.0.7.3$Linux_X86_64 LibreOffice_project/00m0$Build-3</meta:generator>
    <meta:document-statistic meta:table-count="3" meta:cell-count="398" meta:object-count="0"/>
  </office:meta>
</office:document-meta>
</file>